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 Thin" svg:font-family="'Montserrat Thin'" style:font-adornments="Light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 ExtraLight" svg:font-family="'Nunito ExtraLight'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ed76b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e0abe" officeooo:paragraph-rsid="000e0ab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e0abe" officeooo:paragraph-rsid="000ed76b" style:font-weight-asian="bold" style:font-weight-complex="bold"/>
    </style:style>
    <style:style style:name="P4" style:family="paragraph" style:parent-style-name="Table_20_Contents">
      <style:text-properties officeooo:paragraph-rsid="000ed76b"/>
    </style:style>
    <style:style style:name="P5" style:family="paragraph" style:parent-style-name="Text_20_body">
      <style:text-properties officeooo:rsid="000e0abe" officeooo:paragraph-rsid="000e0abe"/>
    </style:style>
    <style:style style:name="P6" style:family="paragraph" style:parent-style-name="Text_20_body">
      <style:text-properties officeooo:rsid="000e0abe" officeooo:paragraph-rsid="000ed76b"/>
    </style:style>
    <style:style style:name="P7" style:family="paragraph" style:parent-style-name="Text_20_body">
      <style:paragraph-properties fo:text-align="center" style:justify-single-word="false"/>
      <style:text-properties fo:color="#004165" loext:opacity="100%" style:font-name="Montserrat Thin" officeooo:rsid="000e0abe" officeooo:paragraph-rsid="000e0abe"/>
    </style:style>
    <style:style style:name="P8" style:family="paragraph" style:parent-style-name="Text_20_body">
      <style:paragraph-properties fo:text-align="center" style:justify-single-word="false"/>
      <style:text-properties fo:color="#004165" loext:opacity="100%" style:font-name="Montserrat Thin" officeooo:rsid="000e0abe" officeooo:paragraph-rsid="000ed76b"/>
    </style:style>
    <style:style style:name="P9" style:family="paragraph" style:parent-style-name="Title">
      <style:text-properties fo:color="#004165" loext:opacity="100%" style:font-name="Montserrat Thin" officeooo:rsid="000e0abe" officeooo:paragraph-rsid="000e0abe"/>
    </style:style>
    <style:style style:name="P10" style:family="paragraph" style:parent-style-name="Title">
      <style:paragraph-properties fo:break-before="page"/>
      <style:text-properties fo:color="#004165" loext:opacity="100%" style:font-name="Montserrat Thin" officeooo:rsid="000e0abe" officeooo:paragraph-rsid="000ed7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oastmasters Club Sign-In Sheet</text:p>
      <text:p text:style-name="P7">Please sign in before the metting starts.</text:p>
      <text:p text:style-name="P5"/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Guest?</text:p>
          </table:table-cell>
          <table:table-cell table:style-name="Table1.C1" office:value-type="string">
            <text:p text:style-name="P2">Topic?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5"/>
      <text:p text:style-name="P10">Toastmasters Club Sign-In Sheet</text:p>
      <text:p text:style-name="P8">Please sign in before the metting starts.</text:p>
      <text:p text:style-name="P6"/>
      <text:p text:style-name="P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Name</text:p>
          </table:table-cell>
          <table:table-cell table:style-name="Table2.A1" office:value-type="string">
            <text:p text:style-name="P3">Guest?</text:p>
          </table:table-cell>
          <table:table-cell table:style-name="Table2.C1" office:value-type="string">
            <text:p text:style-name="P3">Topic?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 Thin" svg:font-family="'Montserrat Thin'" style:font-adornments="Light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 ExtraLight" svg:font-family="'Nunito Extra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20:59:33.351581107</meta:creation-date>
    <dc:date>2026-01-13T21:09:36.173989059</dc:date>
    <meta:editing-duration>PT10M3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2" meta:paragraph-count="10" meta:word-count="28" meta:character-count="176" meta:non-whitespace-character-count="158"/>
  </office:meta>
</office:document-meta>
</file>